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0.11.0 --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text-indent="-0.635cm" fo:margin-left="1.27cm"/>
    </style:style>
    <style:style style:name="T2_1" style:family="text"/>
    <style:style style:name="P3" style:family="paragraph" style:parent-style-name="Normal">
      <style:paragraph-properties fo:text-indent="-0.635cm" fo:margin-left="1.27cm"/>
    </style:style>
    <style:style style:name="T3_1" style:family="text"/>
    <style:style style:name="P4" style:family="paragraph" style:parent-style-name="Normal"/>
    <style:style style:name="P5" style:family="paragraph" style:parent-style-name="Normal"/>
    <style:style style:name="T5_1" style:family="text"/>
    <style:style style:name="P6" style:family="paragraph" style:parent-style-name="Normal"/>
    <style:style style:name="T6_1" style:family="text"/>
  </office:automatic-styles>
  <office:body>
    <office:text>
      <text:p text:style-name="P1"><text:span text:style-name="T1_1">Evaluation<text:s/>Only.<text:s/>Created<text:s/>with<text:s/>Aspose.Words.<text:s/>Copyright<text:s/>2003-2020<text:s/>Aspose<text:s/>Pty<text:s/>Ltd.</text:span></text:p>
      <text:list text:style-name="LS1" xml:id="list0">
        <text:list-item>
          <text:p text:style-name="P2"><text:span text:style-name="T2_1">Se<text:s/>instala<text:s/>node<text:s/>js</text:span></text:p>
        </text:list-item>
        <text:list-item>
          <text:p text:style-name="P3"><text:span text:style-name="T3_1">Se<text:s/>instala<text:s/>inquire<text:s/>(Es<text:s/>una<text:s/>librería<text:s/>para<text:s/>realizar<text:s/>aplicaciones<text:s/>de<text:s/>consola)</text:span></text:p>
        </text:list-item>
      </text:list>
      <text:p text:style-name="P4"/>
      <text:p text:style-name="P5"><text:span text:style-name="T5_1">Para<text:s/>correr<text:s/>la<text:s/>aplicación<text:s/>se<text:s/>debe<text:s/>dar<text:s/>a<text:s/>npm<text:s/>run<text:s/>start<text:s/>o<text:s/>la<text:s/>ruta<text:s/>del<text:s/>archivo</text:span></text:p>
      <text:p text:style-name="P6"><text:span text:style-name="T6_1">``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Times New Roman"/>
  </office:font-face-decls>
  <office:styles>
    <style:default-style style:family="paragraph">
      <style:paragraph-properties fo:line-height="115%" fo:orphans="2" fo:widows="2" style:tab-stop-distance="1.27cm"/>
      <style:text-properties style:use-window-font-color="true" style:font-name="Arial" fo:font-size="11pt" style:font-name-asian="Arial" style:font-size-asian="11pt" style:font-name-complex="Arial" style:font-size-complex="11pt" fo:language="es" fo:language-asian="en" fo:language-complex="ar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15%" fo:orphans="2" fo:widows="2"/>
      <style:text-properties fo:font-size="11pt" style:font-size-asian="11pt" style:font-size-complex="11pt"/>
    </style:style>
    <style:style style:name="Heading_20_1" style:display-name="Heading 1" style:family="paragraph" style:parent-style-name="Normal" style:default-outline-level="1">
      <style:paragraph-properties fo:break-before="auto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break-before="auto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break-before="auto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break-before="auto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break-before="auto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break-before="auto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Title" style:family="paragraph" style:parent-style-name="Normal">
      <style:paragraph-properties fo:break-before="auto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break-before="auto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635cm" fo:text-align="end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635cm" fo:text-align="end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635cm" fo:text-align="end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7cm" fo:padding-bottom="0cm" fo:margin-bottom="1.27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FR1" style:family="graphic" style:parent-style-name="Normal">
      <style:graphic-properties draw:stroke="none" draw:fill="none" draw:luminance="70%" draw:contrast="-70%" fo:border-top="none" fo:border-bottom="none" fo:border-left="none" fo:border-right="none" style:horizontal-pos="center" style:horizontal-rel="paragraph" style:vertical-pos="middle" style:vertical-rel="page-content" style:flow-with-text="false" style:wrap="run-through" style:run-through="foreground" draw:auto-grow-height="false" draw:auto-grow-width="false"/>
    </style:style>
    <style:style style:name="P2" style:family="paragraph" style:parent-style-name="Normal"/>
    <style:style style:name="T2_1" style:family="text">
      <style:text-properties fo:color="#ff0000" fo:font-size="12pt" style:font-size-asian="12pt" fo:font-weight="bold" style:font-weight-asian="bold"/>
    </style:style>
  </office:automatic-styles>
  <office:master-styles>
    <style:master-page style:name="Standard" style:page-layout-name="pm1">
      <style:header>
        <text:p text:style-name="P1"><draw:frame svg:x="0cm" svg:y="0cm" svg:width="15.926cm" svg:height="8.656cm" draw:style-name="FR1" text:anchor-type="char" draw:z-index="0"><draw:image xlink:href="Pictures/image1.png" xlink:type="simple" xlink:show="embed" xlink:actuate="onLoad"/></draw:frame></text:p>
      </style:header>
      <style:footer>
        <text:p text:style-name="P2"><text:span text:style-name="T2_1">Created<text:s/>with<text:s/>an<text:s/>evaluation<text:s/>copy<text:s/>of<text:s/>Aspose.Words.<text:s/>To<text:s/>discover<text:s/>the<text:s/>full<text:s/>versions<text:s/>of<text:s/>our<text:s/>APIs<text:s/>please<text:s/>visit:<text:s/>https://products.aspose.com/words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0.1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